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9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0" style:family="paragraph" style:parent-style-name="Preformatted_20_Text">
      <style:text-properties officeooo:paragraph-rsid="0018af73"/>
    </style:style>
    <style:style style:name="P11" style:family="paragraph" style:parent-style-name="Preformatted_20_Text">
      <style:text-properties fo:font-size="12pt" officeooo:paragraph-rsid="0018af73" style:font-size-asian="12pt" style:font-size-complex="12pt"/>
    </style:style>
    <style:style style:name="P12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3" style:family="paragraph" style:parent-style-name="Preformatted_20_Text">
      <style:text-properties fo:font-size="12pt" officeooo:paragraph-rsid="001ff8d6" style:font-size-asian="12pt" style:font-size-complex="12pt"/>
    </style:style>
    <style:style style:name="P14" style:family="paragraph" style:parent-style-name="Preformatted_20_Text">
      <style:text-properties fo:font-size="12pt" officeooo:paragraph-rsid="0022c875" style:font-size-asian="12pt" style:font-size-complex="12pt"/>
    </style:style>
    <style:style style:name="P15" style:family="paragraph" style:parent-style-name="Preformatted_20_Text">
      <style:text-properties officeooo:paragraph-rsid="001ff8d6"/>
    </style:style>
    <style:style style:name="P16" style:family="paragraph" style:parent-style-name="Preformatted_20_Text">
      <style:text-properties officeooo:paragraph-rsid="0022c875"/>
    </style:style>
    <style:style style:name="P17" style:family="paragraph" style:parent-style-name="Preformatted_20_Text">
      <style:text-properties officeooo:paragraph-rsid="002cf392"/>
    </style:style>
    <style:style style:name="P18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1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2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3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4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officeooo:rsid="00273d02" officeooo:paragraph-rsid="00273d02"/>
    </style:style>
    <style:style style:name="P28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officeooo:paragraph-rsid="0018af73" style:font-size-asian="12pt" style:font-size-complex="12pt"/>
    </style:style>
    <style:style style:name="P30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1" style:family="paragraph" style:parent-style-name="Standard">
      <style:text-properties officeooo:paragraph-rsid="00273d02"/>
    </style:style>
    <style:style style:name="P32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33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34" style:family="paragraph" style:parent-style-name="Preformatted_20_Text">
      <style:text-properties fo:color="#000000" fo:font-size="12pt" fo:font-weight="bold" officeooo:rsid="0039e5ae" officeooo:paragraph-rsid="003da88e" fo:background-color="#ffdbb6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fo:color="#000000" officeooo:paragraph-rsid="0048b0d1"/>
    </style:style>
    <style:style style:name="P38" style:family="paragraph" style:parent-style-name="Preformatted_20_Text">
      <style:text-properties fo:color="#000000" officeooo:paragraph-rsid="004b4ba4"/>
    </style:style>
    <style:style style:name="P39" style:family="paragraph" style:parent-style-name="Preformatted_20_Text">
      <style:text-properties fo:color="#000000" officeooo:paragraph-rsid="004cca6c"/>
    </style:style>
    <style:style style:name="P40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41" style:family="paragraph" style:parent-style-name="Preformatted_20_Text">
      <style:text-properties fo:color="#808080" fo:font-size="12pt" fo:font-weight="normal" officeooo:rsid="0018af73" officeooo:paragraph-rsid="005056c9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808080" style:font-name="DejaVu Sans" fo:font-size="12pt" fo:font-weight="bold" officeooo:rsid="0018af73" officeooo:paragraph-rsid="005056c9" fo:background-color="transparent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fo:color="#808080" style:font-name="Liberation Serif" fo:font-size="12pt" fo:font-weight="normal" officeooo:rsid="0018af73" officeooo:paragraph-rsid="005056c9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officeooo:paragraph-rsid="0018af73"/>
    </style:style>
    <style:style style:name="P45" style:family="paragraph" style:parent-style-name="Preformatted_20_Text">
      <style:text-properties officeooo:paragraph-rsid="004cca6c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50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fo:font-size="12pt" fo:font-weight="bold" officeooo:rsid="0039e5ae" officeooo:paragraph-rsid="0039e5ae" fo:background-color="#ffbf00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fo:font-size="12pt" officeooo:rsid="001a0ded" officeooo:paragraph-rsid="0018af73" style:font-size-asian="12pt" style:font-size-complex="12pt"/>
    </style:style>
    <style:style style:name="P54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56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57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58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59" style:family="paragraph" style:parent-style-name="Standard">
      <style:text-properties fo:color="#808080" fo:font-size="12pt" officeooo:rsid="0039e5ae" officeooo:paragraph-rsid="0039e5ae" fo:background-color="#ffdbb6" style:font-size-asian="12pt" style:font-size-complex="12pt"/>
    </style:style>
    <style:style style:name="P60" style:family="paragraph" style:parent-style-name="Standard">
      <style:text-properties fo:color="#808080" officeooo:rsid="0018af73" officeooo:paragraph-rsid="00340ef5"/>
    </style:style>
    <style:style style:name="P61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2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4" style:family="paragraph" style:parent-style-name="Text_20_body">
      <style:text-properties fo:color="#000000" style:font-name="Liberation Serif" fo:font-size="12pt" fo:font-weight="bold" officeooo:rsid="001a0ded" officeooo:paragraph-rsid="005056c9" fo:background-color="#ffff00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808000" fo:font-weight="bold" style:font-weight-asian="bold" style:font-weight-complex="bold"/>
    </style:style>
    <style:style style:name="T8" style:family="text">
      <style:text-properties fo:color="#c0c0c0"/>
    </style:style>
    <style:style style:name="T9" style:family="text">
      <style:text-properties fo:color="#c0c0c0" officeooo:rsid="0018af73"/>
    </style:style>
    <style:style style:name="T10" style:family="text">
      <style:text-properties fo:color="#c0c0c0" fo:font-size="12pt" officeooo:rsid="0018af73" style:font-size-asian="12pt" style:font-size-complex="12pt"/>
    </style:style>
    <style:style style:name="T11" style:family="text">
      <style:text-properties fo:color="#c0c0c0" fo:font-size="12pt" officeooo:rsid="001d5c0e" style:font-size-asian="12pt" style:font-size-complex="12pt"/>
    </style:style>
    <style:style style:name="T12" style:family="text">
      <style:text-properties fo:color="#c0c0c0" fo:font-size="12pt" officeooo:rsid="004cca6c" style:font-size-asian="12pt" style:font-size-complex="12pt"/>
    </style:style>
    <style:style style:name="T13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4" style:family="text">
      <style:text-properties fo:color="#c0c0c0" fo:font-weight="bold" style:font-weight-asian="bold" style:font-weight-complex="bold"/>
    </style:style>
    <style:style style:name="T15" style:family="text">
      <style:text-properties fo:color="#00677c"/>
    </style:style>
    <style:style style:name="T16" style:family="text">
      <style:text-properties fo:color="#00677c" fo:font-weight="bold"/>
    </style:style>
    <style:style style:name="T17" style:family="text">
      <style:text-properties fo:color="#00677c" fo:font-weight="bold" officeooo:rsid="0018af73"/>
    </style:style>
    <style:style style:name="T18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9" style:family="text">
      <style:text-properties fo:color="#00677c" fo:font-weight="bold" style:font-weight-asian="bold" style:font-weight-complex="bold"/>
    </style:style>
    <style:style style:name="T20" style:family="text">
      <style:text-properties fo:color="#00677c" fo:font-size="12pt" fo:font-weight="bold" style:font-size-asian="12pt" style:font-size-complex="12pt"/>
    </style:style>
    <style:style style:name="T21" style:family="text">
      <style:text-properties fo:color="#00677c" fo:font-size="12pt" fo:font-weight="bold" officeooo:rsid="0018af73" style:font-size-asian="12pt" style:font-size-complex="12pt"/>
    </style:style>
    <style:style style:name="T22" style:family="text">
      <style:text-properties fo:color="#00677c" fo:font-size="12pt" fo:font-weight="bold" officeooo:rsid="001d5c0e" style:font-size-asian="12pt" style:font-size-complex="12pt"/>
    </style:style>
    <style:style style:name="T23" style:family="text">
      <style:text-properties fo:color="#00677c" fo:font-size="12pt" fo:font-weight="bold" officeooo:rsid="004cca6c" style:font-size-asian="12pt" style:font-size-complex="12pt"/>
    </style:style>
    <style:style style:name="T24" style:family="text">
      <style:text-properties fo:color="#00677c" officeooo:rsid="00240dce"/>
    </style:style>
    <style:style style:name="T25" style:family="text">
      <style:text-properties fo:color="#00677c" officeooo:rsid="001a0ded" fo:background-color="transparent" loext:char-shading-value="0"/>
    </style:style>
    <style:style style:name="T26" style:family="text">
      <style:text-properties fo:color="#ce5c00"/>
    </style:style>
    <style:style style:name="T27" style:family="text">
      <style:text-properties fo:color="#ce5c00" officeooo:rsid="0018af73"/>
    </style:style>
    <style:style style:name="T28" style:family="text">
      <style:text-properties fo:color="#ce5c00" officeooo:rsid="001f1444"/>
    </style:style>
    <style:style style:name="T29" style:family="text">
      <style:text-properties fo:color="#ce5c00" fo:font-size="12pt" officeooo:rsid="0018af73" style:font-size-asian="12pt" style:font-size-complex="12pt"/>
    </style:style>
    <style:style style:name="T30" style:family="text">
      <style:text-properties fo:color="#ce5c00" fo:font-size="12pt" officeooo:rsid="001f1444" style:font-size-asian="12pt" style:font-size-complex="12pt"/>
    </style:style>
    <style:style style:name="T31" style:family="text">
      <style:text-properties fo:color="#ce5c00" fo:font-style="italic"/>
    </style:style>
    <style:style style:name="T32" style:family="text">
      <style:text-properties fo:color="#000080"/>
    </style:style>
    <style:style style:name="T33" style:family="text">
      <style:text-properties fo:color="#800080"/>
    </style:style>
    <style:style style:name="T34" style:family="text">
      <style:text-properties fo:color="#800080" fo:font-size="12pt" officeooo:rsid="004cca6c" style:font-size-asian="12pt" style:font-size-complex="12pt"/>
    </style:style>
    <style:style style:name="T35" style:family="text">
      <style:text-properties fo:font-weight="bold" fo:background-color="#ffff00" loext:char-shading-value="0" style:font-weight-asian="bold" style:font-weight-complex="bold"/>
    </style:style>
    <style:style style:name="T36" style:family="text">
      <style:text-properties fo:font-weight="bold" officeooo:rsid="001a0ded" fo:background-color="#ffff00" loext:char-shading-value="0" style:font-weight-asian="bold" style:font-weight-complex="bold"/>
    </style:style>
    <style:style style:name="T37" style:family="text">
      <style:text-properties fo:font-weight="bold" officeooo:rsid="0034941e" fo:background-color="#ffff00" loext:char-shading-value="0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092e64"/>
    </style:style>
    <style:style style:name="T40" style:family="text">
      <style:text-properties fo:color="#092e64" officeooo:rsid="0018af73"/>
    </style:style>
    <style:style style:name="T41" style:family="text">
      <style:text-properties fo:color="#092e64" fo:font-size="12pt" officeooo:rsid="0018af73" style:font-size-asian="12pt" style:font-size-complex="12pt"/>
    </style:style>
    <style:style style:name="T42" style:family="text">
      <style:text-properties fo:color="#092e64" fo:font-size="12pt" officeooo:rsid="001d5c0e" style:font-size-asian="12pt" style:font-size-complex="12pt"/>
    </style:style>
    <style:style style:name="T43" style:family="text">
      <style:text-properties fo:color="#092e64" fo:font-size="12pt" officeooo:rsid="004cca6c" style:font-size-asian="12pt" style:font-size-complex="12pt"/>
    </style:style>
    <style:style style:name="T44" style:family="text">
      <style:text-properties fo:color="#092e64" fo:font-weight="bold" style:font-weight-asian="bold" style:font-weight-complex="bold"/>
    </style:style>
    <style:style style:name="T45" style:family="text">
      <style:text-properties fo:color="#800000"/>
    </style:style>
    <style:style style:name="T46" style:family="text">
      <style:text-properties fo:color="#800000" officeooo:rsid="0025d2fe"/>
    </style:style>
    <style:style style:name="T47" style:family="text">
      <style:text-properties fo:color="#800000" fo:font-size="12pt" style:font-size-asian="12pt" style:font-size-complex="12pt"/>
    </style:style>
    <style:style style:name="T48" style:family="text">
      <style:text-properties fo:color="#800000" fo:font-size="12pt" officeooo:rsid="0018af73" style:font-size-asian="12pt" style:font-size-complex="12pt"/>
    </style:style>
    <style:style style:name="T49" style:family="text">
      <style:text-properties fo:color="#800000" fo:font-size="12pt" officeooo:rsid="0048b0d1" style:font-size-asian="12pt" style:font-size-complex="12pt"/>
    </style:style>
    <style:style style:name="T50" style:family="text">
      <style:text-properties fo:color="#800000" fo:font-size="12pt" officeooo:rsid="004cca6c" style:font-size-asian="12pt" style:font-size-complex="12pt"/>
    </style:style>
    <style:style style:name="T5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1a0ded"/>
    </style:style>
    <style:style style:name="T53" style:family="text">
      <style:text-properties fo:color="#808080" fo:font-size="12pt" officeooo:rsid="00273d02" style:font-size-asian="12pt" style:font-size-complex="12pt"/>
    </style:style>
    <style:style style:name="T54" style:family="text">
      <style:text-properties fo:color="#808080" fo:font-size="12pt" officeooo:rsid="0018af73" style:font-size-asian="12pt" style:font-size-complex="12pt"/>
    </style:style>
    <style:style style:name="T55" style:family="text">
      <style:text-properties fo:color="#808080" fo:font-size="12pt" officeooo:rsid="00428981" style:font-size-asian="12pt" style:font-size-complex="12pt"/>
    </style:style>
    <style:style style:name="T56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57" style:family="text">
      <style:text-properties officeooo:rsid="001bc4f7"/>
    </style:style>
    <style:style style:name="T58" style:family="text">
      <style:text-properties fo:color="#000000" officeooo:rsid="001f1444"/>
    </style:style>
    <style:style style:name="T59" style:family="text">
      <style:text-properties fo:color="#000000" fo:font-size="12pt" officeooo:rsid="001f1444" style:font-size-asian="12pt" style:font-size-complex="12pt"/>
    </style:style>
    <style:style style:name="T60" style:family="text">
      <style:text-properties fo:color="#000000" fo:font-size="12pt" officeooo:rsid="00273d02" style:font-size-asian="12pt" style:font-size-complex="12pt"/>
    </style:style>
    <style:style style:name="T61" style:family="text">
      <style:text-properties fo:color="#000000" fo:font-size="12pt" officeooo:rsid="0029f672" style:font-size-asian="12pt" style:font-size-complex="12pt"/>
    </style:style>
    <style:style style:name="T62" style:family="text">
      <style:text-properties fo:color="#000000" fo:font-size="12pt" officeooo:rsid="002cf392" style:font-size-asian="12pt" style:font-size-complex="12pt"/>
    </style:style>
    <style:style style:name="T63" style:family="text">
      <style:text-properties fo:color="#000000" fo:font-size="12pt" officeooo:rsid="00365d11" style:font-size-asian="12pt" style:font-size-complex="12pt"/>
    </style:style>
    <style:style style:name="T64" style:family="text">
      <style:text-properties fo:color="#000000" fo:font-size="12pt" officeooo:rsid="004cca6c" style:font-size-asian="12pt" style:font-size-complex="12pt"/>
    </style:style>
    <style:style style:name="T65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66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67" style:family="text">
      <style:text-properties fo:color="#000000" fo:font-size="12pt" fo:font-weight="bold" officeooo:rsid="00365d11" style:font-size-asian="12pt" style:font-size-complex="12pt"/>
    </style:style>
    <style:style style:name="T68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Mono" officeooo:rsid="0022c875" style:font-name-asian="Noto Sans Mono CJK SC" style:font-name-complex="Liberation Mono"/>
    </style:style>
    <style:style style:name="T72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3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74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75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6" style:family="text">
      <style:text-properties fo:color="#000000" officeooo:rsid="00240dce"/>
    </style:style>
    <style:style style:name="T77" style:family="text">
      <style:text-properties fo:color="#000000" officeooo:rsid="0025d2fe"/>
    </style:style>
    <style:style style:name="T78" style:family="text">
      <style:text-properties fo:color="#000000" officeooo:rsid="00273d02"/>
    </style:style>
    <style:style style:name="T79" style:family="text">
      <style:text-properties fo:color="#000000" officeooo:rsid="002f06a7"/>
    </style:style>
    <style:style style:name="T80" style:family="text">
      <style:text-properties fo:color="#000000" officeooo:rsid="00365d11"/>
    </style:style>
    <style:style style:name="T81" style:family="text">
      <style:text-properties fo:color="#000000" officeooo:rsid="0036d76f"/>
    </style:style>
    <style:style style:name="T82" style:family="text">
      <style:text-properties fo:color="#ff0000" fo:font-weight="bold" officeooo:rsid="001f1444" style:font-weight-asian="bold" style:font-weight-complex="bold"/>
    </style:style>
    <style:style style:name="T83" style:family="text">
      <style:text-properties fo:color="#ff0000" fo:font-weight="bold" officeooo:rsid="00313fd4" style:font-weight-asian="bold" style:font-weight-complex="bold"/>
    </style:style>
    <style:style style:name="T84" style:family="text">
      <style:text-properties fo:color="#ff0000" officeooo:rsid="00313fd4"/>
    </style:style>
    <style:style style:name="T85" style:family="text">
      <style:text-properties fo:color="#ff0000" officeooo:rsid="001f1444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1d5c0e" style:font-size-asian="12pt" style:font-size-complex="12pt"/>
    </style:style>
    <style:style style:name="T88" style:family="text">
      <style:text-properties fo:font-size="12pt" officeooo:rsid="001f1444" style:font-size-asian="12pt" style:font-size-complex="12pt"/>
    </style:style>
    <style:style style:name="T89" style:family="text">
      <style:text-properties fo:font-size="12pt" officeooo:rsid="0048b0d1" style:font-size-asian="12pt" style:font-size-complex="12pt"/>
    </style:style>
    <style:style style:name="T90" style:family="text">
      <style:text-properties fo:font-size="12pt" officeooo:rsid="004b4ba4" style:font-size-asian="12pt" style:font-size-complex="12pt"/>
    </style:style>
    <style:style style:name="T91" style:family="text">
      <style:text-properties fo:font-size="12pt" officeooo:rsid="004cca6c" style:font-size-asian="12pt" style:font-size-complex="12pt"/>
    </style:style>
    <style:style style:name="T92" style:family="text">
      <style:text-properties fo:font-size="12pt" officeooo:rsid="004e6aa2" style:font-size-asian="12pt" style:font-size-complex="12pt"/>
    </style:style>
    <style:style style:name="T93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1a0ded" fo:background-color="transparent" loext:char-shading-value="0"/>
    </style:style>
    <style:style style:name="T98" style:family="text">
      <style:text-properties officeooo:rsid="002ef394"/>
    </style:style>
    <style:style style:name="T99" style:family="text">
      <style:text-properties officeooo:rsid="002f06a7"/>
    </style:style>
    <style:style style:name="T100" style:family="text">
      <style:text-properties officeooo:rsid="001a0ded" fo:background-color="#ffff00" loext:char-shading-value="0" style:font-weight-asian="bold" style:font-weight-complex="bold"/>
    </style:style>
    <style:style style:name="T101" style:family="text">
      <style:text-properties officeooo:rsid="003447f9" fo:background-color="#ffff00" loext:char-shading-value="0" style:font-weight-asian="bold" style:font-weight-complex="bold"/>
    </style:style>
    <style:style style:name="T102" style:family="text">
      <style:text-properties officeooo:rsid="0039e5ae"/>
    </style:style>
    <style:style style:name="T103" style:family="text">
      <style:text-properties fo:color="#008000"/>
    </style:style>
    <style:style style:name="T104" style:family="text">
      <style:text-properties officeooo:rsid="003b2bf5"/>
    </style:style>
    <style:style style:name="T105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35">Где инициализируются светодиоды?</text:span></text:p>
      <text:p text:style-name="P6"><text:span text:style-name="T33">GPIO</text:span>::<text:span text:style-name="T15">GPIO</text:span>()</text:p>
      <text:p text:style-name="P26"><text:span text:style-name="T96">вызывается <text:s text:c="2"/></text:span><text:span text:style-name="T25">initLEDs</text:span><text:span text:style-name="T97">()</text:span></text:p>
      <text:p text:style-name="P25"/>
      <text:p text:style-name="P1"><text:span text:style-name="T76">В функции</text:span><text:span text:style-name="T24"> </text:span><text:span text:style-name="T15">MX_GPIO_Init</text:span>() <text:span text:style-name="T76">создается поток</text:span></text:p>
      <text:p text:style-name="P1"><text:span text:style-name="T15">osThreadCreate</text:span>(<text:span text:style-name="T32">osThread</text:span>(<text:span text:style-name="T16">switchLEDsThread</text:span>)</text:p>
      <text:p text:style-name="P17"><text:span text:style-name="T62">L</text:span><text:span text:style-name="T73">1</text:span><text:span text:style-name="T62"> – L</text:span><text:span text:style-name="T73">6</text:span><text:span text:style-name="T62"> (PG6-PG8 PC10-PC12)</text:span></text:p>
      <text:p text:style-name="P1"><text:span text:style-name="T77">В цикле в зависимости от </text:span><text:span text:style-name="T46"><text:s/></text:span><text:span text:style-name="T45">aLeds</text:span>[<text:span text:style-name="T39">i</text:span>].<text:span text:style-name="T45">ledState <text:s/></text:span><text:span text:style-name="T77">включаем светодиодиод или гасим</text:span></text:p>
      <text:p text:style-name="P31"><text:span text:style-name="T60">Привязка к пинам </text:span><text:span text:style-name="T65">только здесь</text:span><text:span text:style-name="T60"> </text:span><text:span text:style-name="T61">, </text:span><text:span text:style-name="T60">во всех остальных местах используется</text:span><text:span text:style-name="T53"> </text:span><text:span text:style-name="T33">GPIO::getInstance()→aLeds[i].ledState</text:span></text:p>
      <text:p text:style-name="P27">Сейчас порядок такой <text:s/></text:p>
      <text:p text:style-name="P31"><text:span text:style-name="T78">0 <text:s/></text:span><text:span text:style-name="T79">1</text:span></text:p>
      <text:p text:style-name="P31"><text:span text:style-name="T79">2</text:span><text:span text:style-name="T78"> <text:s/></text:span><text:span text:style-name="T79">3</text:span></text:p>
      <text:p text:style-name="P31"><text:span text:style-name="T79">4</text:span><text:span text:style-name="T78"> <text:s/>5</text:span></text:p>
      <text:p text:style-name="P25">Где инициализируются рычаги?</text:p>
      <text:p text:style-name="P7"><text:span text:style-name="T33">GPIO</text:span>::<text:span text:style-name="T15">GPIO</text:span>() <text:s/><text:span text:style-name="T98">Привязка к пинам </text:span><text:span text:style-name="T99">только здесь</text:span></text:p>
      <text:p text:style-name="P4"><text:span text:style-name="T76">В функции</text:span><text:span text:style-name="T24"> </text:span><text:span text:style-name="T15">MX_GPIO_Init</text:span>() <text:span text:style-name="T76">создается поток</text:span></text:p>
      <text:p text:style-name="P6"><text:span text:style-name="T15">osThreadCreate</text:span>(<text:span text:style-name="T32">osThread</text:span>(<text:span text:style-name="T16">readButtonThread</text:span>)</text:p>
      <text:p text:style-name="P17"><text:span text:style-name="T75">K1</text:span><text:span text:style-name="T68"> – </text:span><text:span text:style-name="T75">K6</text:span><text:span text:style-name="T68"> (PG</text:span><text:span text:style-name="T75">9</text:span><text:span text:style-name="T68">-P</text:span><text:span text:style-name="T75">G14</text:span><text:span text:style-name="T68">)</text:span></text:p>
      <text:p text:style-name="P5"/>
      <text:p text:style-name="P37"><text:span text:style-name="T93">Значение кнопки заносится в кольцевой буфер </text:span><text:span text:style-name="T51">ringBufferRx</text:span><text:span text:style-name="T47"> </text:span><text:span text:style-name="T89">(защищен мьютексом </text:span><text:span text:style-name="T49">mutexRingBufferRx_id )</text:span></text:p>
      <text:p text:style-name="P38"><text:span text:style-name="T89">И</text:span><text:span text:style-name="T90">з кольцевого буфера читается в потоке </text:span><text:span text:style-name="T20">trackRingBufferThread</text:span></text:p>
      <text:p text:style-name="P45"><text:span text:style-name="T69">Если не установлен флаг </text:span><text:span text:style-name="T47">testFlag </text:span><text:span text:style-name="T64">то вызывается </text:span><text:span text:style-name="T34">CallControl</text:span><text:span text:style-name="T91">::</text:span><text:span text:style-name="T23">button</text:span><text:span text:style-name="T91">(</text:span><text:span text:style-name="T34">PackageRx</text:span><text:span text:style-name="T12"> </text:span><text:span text:style-name="T43">pack</text:span><text:span text:style-name="T91">) <text:s/></text:span><text:span text:style-name="T92">далее </text:span></text:p>
      <text:p text:style-name="P39"><text:span text:style-name="T34">CallControl</text:span><text:span text:style-name="T91">::</text:span><text:span text:style-name="T23">handleClick</text:span><text:span text:style-name="T91">(</text:span><text:span text:style-name="T34">PackageRx</text:span><text:span text:style-name="T12"> </text:span><text:span text:style-name="T43">pack</text:span><text:span text:style-name="T91">) </text:span><text:span text:style-name="T92">и т.д.</text:span></text:p>
      <text:p text:style-name="P36"/>
      <text:p text:style-name="P5"/>
      <text:p text:style-name="P25">Разбор конфига – в какие структуры записываются данные?</text:p>
      <text:p text:style-name="P1"><text:span text:style-name="T2">void</text:span><text:span text:style-name="T8"> </text:span><text:span text:style-name="T33">Json</text:span>::<text:span text:style-name="T16">configStation</text:span>()</text:p>
      <text:p text:style-name="P10"><text:span text:style-name="T48">thisStation <text:s text:c="3"/></text:span><text:span text:style-name="T63">публичный экземпляр </text:span><text:span text:style-name="T74">структуры</text:span><text:span text:style-name="T63"> </text:span><text:span text:style-name="T67">ThisStation </text:span><text:span text:style-name="T70">в классе </text:span><text:span text:style-name="T66">Json</text:span></text:p>
      <text:p text:style-name="P18"><text:span text:style-name="T80">keysBuffer – </text:span><text:span text:style-name="T81">вектор структур Keys</text:span></text:p>
      <text:p text:style-name="P33"/>
      <text:p text:style-name="P22"/>
      <text:p text:style-name="P61"/>
      <text:p text:style-name="P64">Передача через rtp</text:p>
      <text:p text:style-name="P64"/>
      <text:p text:style-name="P64"/>
      <text:p text:style-name="P64">Прием через rtp</text:p>
      <text:p text:style-name="P41"><text:span text:style-name="T84">Н</text:span><text:span text:style-name="T85">игде не вызывается</text:span></text:p>
      <text:p text:style-name="P43"><text:span text:style-name="T7">void</text:span><text:span text:style-name="T14"> </text:span><text:span text:style-name="T19">rtpRecvThread</text:span><text:span text:style-name="T38">(</text:span><text:span text:style-name="T7">void</text:span><text:span text:style-name="T14"> </text:span><text:span text:style-name="T7">const</text:span><text:span text:style-name="T14"> </text:span><text:span text:style-name="T38">*</text:span><text:span text:style-name="T44">arg</text:span><text:span text:style-name="T38">) </text:span><text:s/></text:p>
      <text:p text:style-name="P42"/>
      <text:p text:style-name="P42"/>
      <text:p text:style-name="P42"/>
      <text:p text:style-name="P9"><text:span text:style-name="T100">TIM3 <text:s/></text:span><text:span text:style-name="T101">15c <text:s/>интервал</text:span></text:p>
      <text:p text:style-name="P62"/>
      <text:p text:style-name="P8"><text:span text:style-name="T6">static</text:span><text:span text:style-name="T13"> </text:span><text:span text:style-name="T6">void</text:span><text:span text:style-name="T13"> </text:span><text:span text:style-name="T18">MX_DMA_Init</text:span><text:span text:style-name="T36">(</text:span><text:span text:style-name="T6">void</text:span><text:span text:style-name="T36">) <text:s text:c="2"/></text:span><text:span text:style-name="T37">unused ??</text:span></text:p>
      <text:p text:style-name="P62"/>
      <text:p text:style-name="P63"/>
      <text:p text:style-name="P32"><text:span text:style-name="T36">Error OSTimer::startstart 43</text:span> </text:p>
      <text:p text:style-name="P28"><text:soft-page-break/></text:p>
      <text:p text:style-name="P60"/>
      <text:p text:style-name="P56">AUDIO</text:p>
      <text:p text:style-name="P23"><text:span text:style-name="T1">С</text:span>оздаются 4 семафора</text:p>
      <text:p text:style-name="P11"><text:span text:style-name="T2">static</text:span><text:span text:style-name="T8"> </text:span><text:span text:style-name="T33">osSemaphoreId</text:span><text:span text:style-name="T8"> </text:span><text:span text:style-name="T26">semaphoreRxFullId</text:span>;</text:p>
      <text:p text:style-name="P20"><text:span text:style-name="T2">static</text:span><text:span text:style-name="T8"> </text:span><text:span text:style-name="T33">osSemaphoreId</text:span><text:span text:style-name="T8"> </text:span><text:span text:style-name="T26">semaphoreRxHalfId</text:span>;</text:p>
      <text:p text:style-name="P20"><text:span text:style-name="T2">static</text:span><text:span text:style-name="T8"> </text:span><text:span text:style-name="T33">osSemaphoreId</text:span><text:span text:style-name="T8"> </text:span><text:span text:style-name="T26">semaphoreTxFullId</text:span>;</text:p>
      <text:p text:style-name="P20"><text:span text:style-name="T2">static</text:span><text:span text:style-name="T8"> </text:span><text:span text:style-name="T33">osSemaphoreId</text:span><text:span text:style-name="T8"> </text:span><text:span text:style-name="T26">semaphoreTxHalfId</text:span>;</text:p>
      <text:p text:style-name="P29"/>
      <text:p text:style-name="P30">Запускаются 8 потоков</text:p>
      <text:p text:style-name="P12"><text:span text:style-name="T2">_Noreturn</text:span><text:span text:style-name="T8"> </text:span><text:span text:style-name="T2">void</text:span><text:span text:style-name="T8"> </text:span><text:span text:style-name="T16">sendHalfThread</text:span>(<text:span text:style-name="T2">void</text:span><text:span text:style-name="T8"> </text:span><text:span text:style-name="T2">const</text:span><text:span text:style-name="T8"> </text:span>*<text:span text:style-name="T39">arg</text:span>)</text:p>
      <text:p text:style-name="P12"><text:span text:style-name="T2">_Noreturn</text:span><text:span text:style-name="T8"> </text:span><text:span text:style-name="T2">void</text:span><text:span text:style-name="T8"> </text:span><text:span text:style-name="T16">sendFullThread</text:span>(<text:span text:style-name="T2">void</text:span><text:span text:style-name="T8"> </text:span><text:span text:style-name="T2">const</text:span><text:span text:style-name="T8"> </text:span>*<text:span text:style-name="T39">arg</text:span>)</text:p>
      <text:p text:style-name="P15"><text:span text:style-name="T5">void</text:span><text:span text:style-name="T11"> </text:span><text:span text:style-name="T22">threadAudioTxHalf</text:span><text:span text:style-name="T87">(</text:span><text:span text:style-name="T5">void</text:span><text:span text:style-name="T11"> </text:span><text:span text:style-name="T5">const</text:span><text:span text:style-name="T11"> </text:span><text:span text:style-name="T87">*</text:span><text:span text:style-name="T42">arg</text:span><text:span text:style-name="T87">) <text:s text:c="11"/></text:span><text:span text:style-name="T88">В потоке </text:span><text:span text:style-name="T95">захватывается</text:span><text:span text:style-name="T88"> семафор <text:s/></text:span><text:span text:style-name="T29">semaphoreTxHalfId</text:span></text:p>
      <text:p text:style-name="P14"><text:span text:style-name="T3">void</text:span><text:span text:style-name="T9"> </text:span><text:span text:style-name="T17">threadAudioTxFull</text:span><text:span text:style-name="T27">(</text:span><text:span text:style-name="T3">void</text:span><text:span text:style-name="T9"> </text:span><text:span text:style-name="T3">const</text:span><text:span text:style-name="T9"> </text:span><text:span text:style-name="T27">*</text:span><text:span text:style-name="T40">arg</text:span><text:span text:style-name="T27">) <text:s text:c="11"/></text:span><text:span text:style-name="T58">В потоке </text:span><text:span text:style-name="T71">захватывается</text:span><text:span text:style-name="T58"> семафор</text:span><text:span text:style-name="T28"> <text:s/>semaphoreTxFullId</text:span></text:p>
      <text:p text:style-name="P13"><text:span text:style-name="T3">_Noreturn</text:span><text:span text:style-name="T9"> </text:span><text:span text:style-name="T3">void</text:span><text:span text:style-name="T9"> </text:span><text:span text:style-name="T17">timerForMixAudio</text:span><text:span text:style-name="T27">(</text:span><text:span text:style-name="T3">void</text:span><text:span text:style-name="T9"> </text:span><text:span text:style-name="T3">const</text:span><text:span text:style-name="T9"> </text:span><text:span text:style-name="T27">*</text:span><text:span text:style-name="T40">arg</text:span><text:span text:style-name="T27">)</text:span></text:p>
      <text:p text:style-name="P16"><text:span text:style-name="T4">void</text:span><text:span text:style-name="T10"> </text:span><text:span text:style-name="T21">threadAudioRxFull</text:span><text:span text:style-name="T29">(</text:span><text:span text:style-name="T4">void</text:span><text:span text:style-name="T10"> </text:span><text:span text:style-name="T4">const</text:span><text:span text:style-name="T10"> </text:span><text:span text:style-name="T29">*</text:span><text:span text:style-name="T41">arg</text:span><text:span text:style-name="T29">) <text:s text:c="11"/></text:span><text:span text:style-name="T59">В потоке </text:span><text:span text:style-name="T72">захватывается</text:span><text:span text:style-name="T59"> семафор</text:span><text:span text:style-name="T30"> <text:s/></text:span><text:span text:style-name="T29">semaphoreRxFullId <text:s text:c="25"/></text:span></text:p>
      <text:p text:style-name="P14"><text:span text:style-name="T3">void</text:span><text:span text:style-name="T9"> </text:span><text:span text:style-name="T17">threadAudioRxHalf</text:span><text:span text:style-name="T27">(</text:span><text:span text:style-name="T3">void</text:span><text:span text:style-name="T9"> </text:span><text:span text:style-name="T3">const</text:span><text:span text:style-name="T9"> </text:span><text:span text:style-name="T27">*</text:span><text:span text:style-name="T40">arg</text:span><text:span text:style-name="T27">) <text:s text:c="11"/></text:span><text:span text:style-name="T58">В потоке </text:span><text:span text:style-name="T71">захватывается</text:span><text:span text:style-name="T58"> семафор</text:span><text:span text:style-name="T28"> <text:s/>semaphoreRxHalfId</text:span></text:p>
      <text:p text:style-name="P13"><text:span text:style-name="T3">_Noreturn</text:span><text:span text:style-name="T9"> </text:span><text:span text:style-name="T3">void</text:span><text:span text:style-name="T9"> </text:span><text:span text:style-name="T17">lostPackThread</text:span><text:span text:style-name="T27">(</text:span><text:span text:style-name="T3">void</text:span><text:span text:style-name="T9"> </text:span><text:span text:style-name="T3">const</text:span><text:span text:style-name="T9"> </text:span><text:span text:style-name="T27">*</text:span><text:span text:style-name="T40">arg</text:span><text:span text:style-name="T27">)</text:span></text:p>
      <text:p text:style-name="P2"/>
      <text:p text:style-name="P24"><text:span text:style-name="T52">Семафоры сбрасываются в каллбек</text:span><text:span text:style-name="T57">ах</text:span></text:p>
      <text:p text:style-name="P24"/>
      <text:p text:style-name="P3"><text:span text:style-name="T2">void</text:span><text:span text:style-name="T8"> </text:span><text:span text:style-name="T16">HAL_SAI_TxCpltCallback</text:span>(<text:span text:style-name="T33">SAI_HandleTypeDef</text:span><text:span text:style-name="T8"> </text:span>*<text:span text:style-name="T39">hOutSai</text:span>)</text:p>
      <text:p text:style-name="P21">{</text:p>
      <text:p text:style-name="P21"><text:span text:style-name="T8"><text:s text:c="4"/></text:span><text:span text:style-name="T2">if</text:span><text:span text:style-name="T8"> </text:span>(<text:span text:style-name="T39">hOutSai</text:span>-&gt;<text:span text:style-name="T45">Instance</text:span><text:span text:style-name="T8"> </text:span>==<text:span text:style-name="T8"> </text:span><text:span text:style-name="T32">SAI1_Block_A</text:span>)<text:span text:style-name="T8"> </text:span>{</text:p>
      <text:p text:style-name="P21"><text:span text:style-name="T8"><text:s text:c="8"/></text:span><text:span text:style-name="T15">osSemaphoreRelease</text:span>(<text:span text:style-name="T26">semaphoreTxFullId</text:span>);</text:p>
      <text:p text:style-name="P21"><text:span text:style-name="T8"><text:s text:c="4"/></text:span>}</text:p>
      <text:p text:style-name="P21">}</text:p>
      <text:p text:style-name="P3"><text:span text:style-name="T2">void</text:span><text:span text:style-name="T8"> </text:span><text:span text:style-name="T16">HAL_SAI_TxHalfCpltCallback</text:span>(<text:span text:style-name="T33">SAI_HandleTypeDef</text:span><text:span text:style-name="T8"> </text:span>*<text:span text:style-name="T39">hOutSai</text:span>)</text:p>
      <text:p text:style-name="P21">{</text:p>
      <text:p text:style-name="P21"><text:span text:style-name="T8"><text:s text:c="4"/></text:span><text:span text:style-name="T2">if</text:span><text:span text:style-name="T8"> </text:span>(<text:span text:style-name="T39">hOutSai</text:span>-&gt;<text:span text:style-name="T45">Instance</text:span><text:span text:style-name="T8"> </text:span>==<text:span text:style-name="T8"> </text:span><text:span text:style-name="T32">SAI1_Block_A</text:span>)<text:span text:style-name="T8"> </text:span>{</text:p>
      <text:p text:style-name="P21"><text:span text:style-name="T8"><text:s text:c="8"/></text:span><text:span text:style-name="T15">osSemaphoreRelease</text:span>(<text:span text:style-name="T26">semaphoreTxHalfId</text:span>);</text:p>
      <text:p text:style-name="P21"><text:span text:style-name="T8"><text:s text:c="4"/></text:span>}</text:p>
      <text:p text:style-name="P21">}</text:p>
      <text:p text:style-name="P3"><text:span text:style-name="T2">void</text:span><text:span text:style-name="T8"> </text:span><text:span text:style-name="T16">HAL_SAI_RxCpltCallback</text:span>(<text:span text:style-name="T33">SAI_HandleTypeDef</text:span><text:span text:style-name="T8"> </text:span>*<text:span text:style-name="T39">hInSai</text:span>)</text:p>
      <text:p text:style-name="P21">{</text:p>
      <text:p text:style-name="P21"><text:span text:style-name="T8"><text:s text:c="4"/></text:span><text:span text:style-name="T2">if</text:span><text:span text:style-name="T8"> </text:span>(<text:span text:style-name="T39">hInSai</text:span>-&gt;<text:span text:style-name="T45">Instance</text:span><text:span text:style-name="T8"> </text:span>==<text:span text:style-name="T8"> </text:span><text:span text:style-name="T32">SAI1_Block_B</text:span>)<text:span text:style-name="T8"> </text:span>{</text:p>
      <text:p text:style-name="P21"><text:span text:style-name="T8"><text:s text:c="8"/></text:span><text:span text:style-name="T15">osSemaphoreRelease</text:span>(<text:span text:style-name="T26">semaphoreRxFullId</text:span>);</text:p>
      <text:p text:style-name="P21"><text:span text:style-name="T8"><text:s text:c="4"/></text:span>}</text:p>
      <text:p text:style-name="P19">}</text:p>
      <text:p text:style-name="P21"><text:span text:style-name="T2">void</text:span><text:span text:style-name="T8"> </text:span><text:span text:style-name="T16">HAL_SAI_RxHalfCpltCallback</text:span>(<text:span text:style-name="T33">SAI_HandleTypeDef</text:span><text:span text:style-name="T8"> </text:span>*<text:span text:style-name="T39">hInSai</text:span>)</text:p>
      <text:p text:style-name="P21">{</text:p>
      <text:p text:style-name="P21"><text:span text:style-name="T8"><text:s text:c="4"/></text:span><text:span text:style-name="T2">if</text:span><text:span text:style-name="T8"> </text:span>(<text:span text:style-name="T39">hInSai</text:span>-&gt;<text:span text:style-name="T45">Instance</text:span><text:span text:style-name="T8"> </text:span>==<text:span text:style-name="T8"> </text:span><text:span text:style-name="T32">SAI1_Block_B</text:span>)<text:span text:style-name="T8"> </text:span>{</text:p>
      <text:p text:style-name="P21"><text:span text:style-name="T8"><text:s text:c="8"/></text:span><text:span text:style-name="T15">osSemaphoreRelease</text:span>(<text:span text:style-name="T26">semaphoreRxHalfId</text:span>);</text:p>
      <text:p text:style-name="P21"><text:span text:style-name="T8"><text:s text:c="4"/></text:span>}</text:p>
      <text:p text:style-name="P21">}</text:p>
      <text:p text:style-name="P22"/>
      <text:p text:style-name="P57"/>
      <text:p text:style-name="P52">Замена TIM1 на TIM6</text:p>
      <text:p text:style-name="P54">main.c</text:p>
      <text:p text:style-name="P40"><text:span text:style-name="T2">void</text:span><text:span text:style-name="T8"> </text:span><text:span text:style-name="T16">HAL_TIM_PeriodElapsedCallback</text:span>(<text:span text:style-name="T33">TIM_HandleTypeDef</text:span><text:span text:style-name="T8"> </text:span>*<text:span text:style-name="T39">htim</text:span>)</text:p>
      <text:p text:style-name="P48">{</text:p>
      <text:p text:style-name="P48"><text:span text:style-name="T8"><text:s text:c="2"/></text:span><text:span text:style-name="T2">if</text:span><text:span text:style-name="T8"> </text:span>(<text:span text:style-name="T39">htim</text:span>-&gt;<text:span text:style-name="T45">Instance</text:span><text:span text:style-name="T8"> </text:span>==<text:span text:style-name="T8"> </text:span><text:span text:style-name="T32">TIM6</text:span>)<text:span text:style-name="T8"> </text:span>{</text:p>
      <text:p text:style-name="P48"><text:soft-page-break/><text:span text:style-name="T8"><text:s text:c="4"/></text:span><text:span text:style-name="T15">HAL_IncTick</text:span>();</text:p>
      <text:p text:style-name="P48"><text:span text:style-name="T8"><text:s text:c="2"/></text:span>}</text:p>
      <text:p text:style-name="P48">}</text:p>
      <text:p text:style-name="P48"/>
      <text:p text:style-name="P55">stm32h7xx_hal_timebase_tim.c</text:p>
      <text:p text:style-name="P40"><text:span text:style-name="T33">TIM_HandleTypeDef</text:span><text:span text:style-name="T8"> <text:s text:c="7"/></text:span><text:span text:style-name="T26">htim6</text:span>;</text:p>
      <text:p text:style-name="P40"><text:span text:style-name="T33">HAL_StatusTypeDef</text:span><text:span text:style-name="T8"> </text:span><text:span text:style-name="T16">HAL_InitTick</text:span>(<text:span text:style-name="T33">uint32_t</text:span><text:span text:style-name="T8"> </text:span><text:span text:style-name="T39">TickPriority</text:span>) <text:span text:style-name="T104">сильно меняется</text:span></text:p>
      <text:p text:style-name="P40"><text:span text:style-name="T2">void</text:span><text:span text:style-name="T8"> </text:span><text:span text:style-name="T16">HAL_ResumeTick</text:span>(<text:span text:style-name="T2">void</text:span>)</text:p>
      <text:p text:style-name="P48">{</text:p>
      <text:p text:style-name="P48"><text:span text:style-name="T8"><text:s text:c="2"/></text:span><text:span text:style-name="T103">/*</text:span><text:span text:style-name="T8"> </text:span><text:span text:style-name="T103">Enable</text:span><text:span text:style-name="T8"> </text:span><text:span text:style-name="T103">TIM6</text:span><text:span text:style-name="T8"> </text:span><text:span text:style-name="T103">Update</text:span><text:span text:style-name="T8"> </text:span><text:span text:style-name="T103">interrupt</text:span><text:span text:style-name="T8"> </text:span><text:span text:style-name="T103">*/</text:span></text:p>
      <text:p text:style-name="P48"><text:span text:style-name="T8"><text:s text:c="2"/></text:span><text:span text:style-name="T32">__HAL_TIM_ENABLE_IT</text:span>(&amp;<text:span text:style-name="T26">htim6</text:span>,<text:span text:style-name="T8"> </text:span><text:span text:style-name="T32">TIM_IT_UPDATE</text:span>);</text:p>
      <text:p text:style-name="P48">}</text:p>
      <text:p text:style-name="P48">stm32h7xx_it.c</text:p>
      <text:p text:style-name="P48"><text:span text:style-name="T2">void</text:span><text:span text:style-name="T8"> </text:span><text:span text:style-name="T16">TIM6_DAC_IRQHandler</text:span>(<text:span text:style-name="T2">void</text:span>)</text:p>
      <text:p text:style-name="P48">{</text:p>
      <text:p text:style-name="P48"><text:span text:style-name="T8"><text:s text:c="2"/></text:span><text:span text:style-name="T15">HAL_TIM_IRQHandler</text:span>(<text:span text:style-name="T105">&amp;</text:span><text:span text:style-name="T31">htim6</text:span>);</text:p>
      <text:p text:style-name="P48">}</text:p>
      <text:p text:style-name="P47"/>
      <text:p text:style-name="P34">Добавление таймера во FREERTOS</text:p>
      <text:p text:style-name="P40">FreeRTOSConfig.h</text:p>
      <text:p text:style-name="P40"><text:span text:style-name="T103">/*</text:span><text:span text:style-name="T8"> </text:span><text:span text:style-name="T103">Software</text:span><text:span text:style-name="T8"> </text:span><text:span text:style-name="T103">timer</text:span><text:span text:style-name="T8"> </text:span><text:span text:style-name="T103">definitions.</text:span><text:span text:style-name="T8"> </text:span><text:span text:style-name="T103">*/</text:span></text:p>
      <text:p text:style-name="P48">#<text:span text:style-name="T32">define</text:span><text:span text:style-name="T8"> </text:span><text:span text:style-name="T32">configUSE_TIMERS</text:span><text:span text:style-name="T8"> <text:s text:c="24"/></text:span><text:span text:style-name="T32">1</text:span></text:p>
      <text:p text:style-name="P48">#<text:span text:style-name="T32">define</text:span><text:span text:style-name="T8"> </text:span><text:span text:style-name="T32">configTIMER_TASK_PRIORITY</text:span><text:span text:style-name="T8"> <text:s text:c="15"/></text:span>(<text:span text:style-name="T8"> </text:span><text:span text:style-name="T32">2</text:span><text:span text:style-name="T8"> </text:span>)</text:p>
      <text:p text:style-name="P48">#<text:span text:style-name="T32">define</text:span><text:span text:style-name="T8"> </text:span><text:span text:style-name="T32">configTIMER_QUEUE_LENGTH</text:span><text:span text:style-name="T8"> <text:s text:c="16"/></text:span><text:span text:style-name="T32">10</text:span></text:p>
      <text:p text:style-name="P48">#<text:span text:style-name="T32">define</text:span><text:span text:style-name="T8"> </text:span><text:span text:style-name="T32">configTIMER_TASK_STACK_DEPTH</text:span><text:span text:style-name="T8"> <text:s text:c="12"/></text:span><text:span text:style-name="T32">512</text:span></text:p>
      <text:p text:style-name="P48"><text:span text:style-name="T32"/></text:p>
      <text:p text:style-name="P40">main.c</text:p>
      <text:p text:style-name="P40"><text:span text:style-name="T33">osTimerId</text:span><text:span text:style-name="T8"> </text:span><text:span text:style-name="T26">myTimer01Handle</text:span>;</text:p>
      <text:p text:style-name="P40"><text:span text:style-name="T2">void</text:span><text:span text:style-name="T8"> </text:span><text:span text:style-name="T16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39">argument</text:span>);</text:p>
      <text:p text:style-name="P40"/>
      <text:p text:style-name="P40"><text:span text:style-name="T8"><text:s text:c="2"/></text:span><text:span text:style-name="T103">/*</text:span><text:span text:style-name="T8"> </text:span><text:span text:style-name="T103">Create</text:span><text:span text:style-name="T8"> </text:span><text:span text:style-name="T103">the</text:span><text:span text:style-name="T8"> </text:span><text:span text:style-name="T103">timer(s)</text:span><text:span text:style-name="T8"> </text:span><text:span text:style-name="T103">*/</text:span></text:p>
      <text:p text:style-name="P49"><text:span text:style-name="T8"><text:s text:c="2"/></text:span><text:span text:style-name="T103">/*</text:span><text:span text:style-name="T8"> </text:span><text:span text:style-name="T103">definition</text:span><text:span text:style-name="T8"> </text:span><text:span text:style-name="T103">and</text:span><text:span text:style-name="T8"> </text:span><text:span text:style-name="T103">creation</text:span><text:span text:style-name="T8"> </text:span><text:span text:style-name="T103">of</text:span><text:span text:style-name="T8"> </text:span><text:span text:style-name="T103">myTimer01</text:span><text:span text:style-name="T8"> </text:span><text:span text:style-name="T103">*/</text:span></text:p>
      <text:p text:style-name="P49"><text:span text:style-name="T8"><text:s text:c="2"/></text:span><text:span text:style-name="T32">osTimerDef</text:span>(<text:span text:style-name="T39">myTimer01</text:span>,<text:span text:style-name="T8"> </text:span><text:span text:style-name="T15">Callback01</text:span>);</text:p>
      <text:p text:style-name="P49"><text:span text:style-name="T8"><text:s text:c="2"/></text:span><text:span text:style-name="T26">myTimer01Handle</text:span><text:span text:style-name="T8"> </text:span>=<text:span text:style-name="T8"> </text:span><text:span text:style-name="T15">osTimerCreate</text:span>(<text:span text:style-name="T32">osTimer</text:span>(<text:span text:style-name="T16">myTimer01</text:span>),<text:span text:style-name="T8"> </text:span><text:span text:style-name="T33">osTimerPeriodic</text:span>,<text:span text:style-name="T8"> </text:span><text:span text:style-name="T32">NULL</text:span>);</text:p>
      <text:p text:style-name="P40"/>
      <text:p text:style-name="P40"><text:span text:style-name="T103">/*</text:span><text:span text:style-name="T8"> </text:span><text:span text:style-name="T103">Callback01</text:span><text:span text:style-name="T8"> </text:span><text:span text:style-name="T103">function</text:span><text:span text:style-name="T8"> </text:span><text:span text:style-name="T103">*/</text:span></text:p>
      <text:p text:style-name="P49"><text:span text:style-name="T2">void</text:span><text:span text:style-name="T8"> </text:span><text:span text:style-name="T16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39">argument</text:span>)</text:p>
      <text:p text:style-name="P49">{</text:p>
      <text:p text:style-name="P46"><text:span text:style-name="T8"><text:s text:c="2"/></text:span><text:span text:style-name="T103">/*</text:span><text:span text:style-name="T8"> </text:span><text:span text:style-name="T103">USER</text:span><text:span text:style-name="T8"> </text:span><text:span text:style-name="T103">CODE</text:span><text:span text:style-name="T8"> </text:span><text:span text:style-name="T103">BEGIN</text:span><text:span text:style-name="T8"> </text:span><text:span text:style-name="T103">Callback01</text:span><text:span text:style-name="T8"> </text:span><text:span text:style-name="T103">*/</text:span></text:p>
      <text:p text:style-name="P49"><text:span text:style-name="T8"><text:s text:c="2"/></text:span><text:span text:style-name="T103">/*</text:span><text:span text:style-name="T8"> </text:span><text:span text:style-name="T103">USER</text:span><text:span text:style-name="T8"> </text:span><text:span text:style-name="T103">CODE</text:span><text:span text:style-name="T8"> </text:span><text:span text:style-name="T103">END</text:span><text:span text:style-name="T8"> </text:span><text:span text:style-name="T103">Callback01</text:span><text:span text:style-name="T8"> </text:span><text:span text:style-name="T103">*/</text:span></text:p>
      <text:p text:style-name="P49">}</text:p>
      <text:p text:style-name="P59"/>
      <text:p text:style-name="P10"><text:span text:style-name="T4">void</text:span><text:span text:style-name="T10"> </text:span><text:span text:style-name="T21">GPIOInit</text:span><text:span text:style-name="T54">(</text:span><text:span text:style-name="T4">void</text:span><text:span text:style-name="T54">) <text:s/></text:span><text:span text:style-name="T55">здесь запускается таймер с периодом 50 мс и в калбеке </text:span><text:span text:style-name="T56">у</text:span><text:span text:style-name="T55">правляем aLed</text:span></text:p>
      <text:p text:style-name="P22"/>
      <text:p text:style-name="P22"/>
      <text:p text:style-name="P51">Сравнение <text:span text:style-name="T102">FreeRTOSConfig.h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30T14:00:54.032233449</dc:date>
    <meta:editing-duration>P1DT8H29M17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3" meta:paragraph-count="115" meta:word-count="402" meta:character-count="3915" meta:non-whitespace-character-count="3362"/>
  </office:meta>
</office:document-meta>
</file>